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3" office:value-type="string" calcext:value-type="string">
            <text:p>DUREE</text:p>
          </table:table-cell>
          <table:table-cell table:style-name="ce3" table:formula="of:=SUM([.F5:.F862])"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2]*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17]*[.E17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18]*[.E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20]*[.E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3]*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00/00/0000</text:date>, <text:time style:data-style-name="N2" text:time-value="19:28:59.059384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1-07-08T19:38:40.965267810</dc:date>
    <meta:editing-duration>PT5H37M38S</meta:editing-duration>
    <meta:editing-cycles>8</meta:editing-cycles>
    <meta:generator>LibreOffice/5.1.6.2$Linux_X86_64 LibreOffice_project/10m0$Build-2</meta:generator>
    <meta:document-statistic meta:table-count="1" meta:cell-count="790" meta:object-count="0"/>
  </office:meta>
</office:document-meta>
</file>